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6pt" fo:font-weight="bold" officeooo:rsid="000f2672" officeooo:paragraph-rsid="000f2672" style:font-size-asian="16pt" style:font-weight-asian="bold" style:font-size-complex="16pt" style:font-weight-complex="bold"/>
    </style:style>
    <style:style style:name="P3" style:family="paragraph" style:parent-style-name="Standard">
      <style:text-properties fo:font-size="16pt" fo:font-weight="normal" officeooo:rsid="000f2672" officeooo:paragraph-rsid="000f2672" style:font-size-asian="16pt" style:font-weight-asian="normal" style:font-size-complex="16pt" style:font-weight-complex="normal"/>
    </style:style>
    <style:style style:name="P4" style:family="paragraph" style:parent-style-name="Standard">
      <style:text-properties fo:font-size="16pt" fo:font-weight="bold" officeooo:rsid="0012eb91" officeooo:paragraph-rsid="0012eb91" style:font-size-asian="16pt" style:font-weight-asian="bold" style:font-size-complex="16pt" style:font-weight-complex="bold"/>
    </style:style>
    <style:style style:name="P5" style:family="paragraph" style:parent-style-name="Standard">
      <style:text-properties fo:font-size="16pt" fo:font-weight="bold" officeooo:rsid="001623be" officeooo:paragraph-rsid="001623be" style:font-size-asian="16pt" style:font-weight-asian="bold" style:font-size-complex="16pt" style:font-weight-complex="bold"/>
    </style:style>
    <style:style style:name="P6" style:family="paragraph" style:parent-style-name="Standard">
      <style:text-properties fo:font-size="16pt" fo:font-weight="bold" officeooo:rsid="0019f624" officeooo:paragraph-rsid="0019f624" style:font-size-asian="16pt" style:font-weight-asian="bold" style:font-size-complex="16pt" style:font-weight-complex="bold"/>
    </style:style>
    <style:style style:name="P7" style:family="paragraph" style:parent-style-name="Standard">
      <style:text-properties officeooo:paragraph-rsid="0019f624"/>
    </style:style>
    <style:style style:name="P8" style:family="paragraph" style:parent-style-name="Standard">
      <style:text-properties fo:font-size="16pt" fo:font-weight="normal" officeooo:rsid="0019f624" officeooo:paragraph-rsid="0019f624" style:font-size-asian="16pt" style:font-weight-asian="normal" style:font-size-complex="16pt" style:font-weight-complex="normal"/>
    </style:style>
    <style:style style:name="P9" style:family="paragraph" style:parent-style-name="Standard">
      <style:text-properties fo:font-size="16pt" fo:font-weight="normal" officeooo:rsid="001b6725" officeooo:paragraph-rsid="001b6725" style:font-size-asian="16pt" style:font-weight-asian="normal" style:font-size-complex="16pt" style:font-weight-complex="normal"/>
    </style:style>
    <style:style style:name="P10" style:family="paragraph" style:parent-style-name="Standard">
      <style:text-properties fo:font-size="16pt" fo:font-weight="bold" officeooo:rsid="001ee914" officeooo:paragraph-rsid="001b6725" style:font-size-asian="16pt" style:font-weight-asian="bold" style:font-size-complex="16pt" style:font-weight-complex="bold"/>
    </style:style>
    <style:style style:name="P11" style:family="paragraph" style:parent-style-name="Standard">
      <style:text-properties fo:font-size="16pt" fo:font-weight="bold" officeooo:rsid="001ee914" officeooo:paragraph-rsid="001ee914" style:font-size-asian="16pt" style:font-weight-asian="bold" style:font-size-complex="16pt" style:font-weight-complex="bold"/>
    </style:style>
    <style:style style:name="P12" style:family="paragraph" style:parent-style-name="Standard">
      <style:text-properties fo:font-size="16pt" fo:font-weight="normal" officeooo:rsid="002f5e68" officeooo:paragraph-rsid="002f5e68" style:font-size-asian="16pt" style:font-weight-asian="normal" style:font-size-complex="16pt" style:font-weight-complex="normal"/>
    </style:style>
    <style:style style:name="P13" style:family="paragraph" style:parent-style-name="Standard">
      <style:text-properties fo:font-size="16pt" fo:font-weight="normal" officeooo:rsid="00245054" officeooo:paragraph-rsid="00273edc" style:font-size-asian="16pt" style:font-weight-asian="normal" style:font-size-complex="16pt" style:font-weight-complex="normal"/>
    </style:style>
    <style:style style:name="P14" style:family="paragraph" style:parent-style-name="Standard">
      <style:text-properties fo:font-size="16pt" fo:font-weight="normal" officeooo:rsid="001ee914" officeooo:paragraph-rsid="001ee914" style:font-size-asian="16pt" style:font-weight-asian="normal" style:font-size-complex="16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034" style:font-weight-asian="normal" style:font-weight-complex="normal"/>
    </style:style>
    <style:style style:name="T3" style:family="text">
      <style:text-properties fo:font-weight="normal" officeooo:rsid="002e543a" style:font-weight-asian="normal" style:font-weight-complex="normal"/>
    </style:style>
    <style:style style:name="T4" style:family="text">
      <style:text-properties fo:font-weight="normal" officeooo:rsid="002e6e0a" style:font-weight-asian="normal" style:font-weight-complex="normal"/>
    </style:style>
    <style:style style:name="T5" style:family="text">
      <style:text-properties fo:font-weight="normal" officeooo:rsid="0020c035" style:font-weight-asian="normal" style:font-weight-complex="normal"/>
    </style:style>
    <style:style style:name="T6" style:family="text">
      <style:text-properties fo:font-weight="normal" officeooo:rsid="0014ea12" style:font-weight-asian="normal" style:font-weight-complex="normal"/>
    </style:style>
    <style:style style:name="T7" style:family="text">
      <style:text-properties fo:font-weight="normal" officeooo:rsid="001623be" style:font-weight-asian="normal" style:font-weight-complex="normal"/>
    </style:style>
    <style:style style:name="T8" style:family="text">
      <style:text-properties fo:font-weight="normal" officeooo:rsid="00227adc" style:font-weight-asian="normal" style:font-weight-complex="normal"/>
    </style:style>
    <style:style style:name="T9" style:family="text">
      <style:text-properties fo:font-size="16pt" fo:font-weight="normal" officeooo:rsid="0019f624" style:font-size-asian="16pt" style:font-weight-asian="normal" style:font-size-complex="16pt" style:font-weight-complex="normal"/>
    </style:style>
    <style:style style:name="T10" style:family="text">
      <style:text-properties fo:font-size="16pt" style:font-size-asian="16pt" style:font-size-complex="16pt"/>
    </style:style>
    <style:style style:name="T11" style:family="text">
      <style:text-properties fo:font-size="16pt" officeooo:rsid="002f5e68" style:font-size-asian="16pt" style:font-size-complex="16pt"/>
    </style:style>
    <style:style style:name="T12" style:family="text">
      <style:text-properties officeooo:rsid="00258aad"/>
    </style:style>
    <style:style style:name="T13" style:family="text">
      <style:text-properties officeooo:rsid="00273edc"/>
    </style:style>
    <style:style style:name="T14" style:family="text">
      <style:text-properties officeooo:rsid="00292a87"/>
    </style:style>
    <style:style style:name="T15" style:family="text">
      <style:text-properties officeooo:rsid="002a75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Άσκηση #1, Κβάντιση</text:p>
      <text:p text:style-name="P1"/>
      <text:p text:style-name="P2">Γ) <text:span text:style-name="T1">Για Κ = 5 το μέσο τετραγωνικό σφάλμα είναι υψηλό, αφού η εικόνα χάνει πολύ λεπτομέρεια.</text:span></text:p>
      <text:p text:style-name="P2"><text:span text:style-name="T1"/></text:p>
      <text:p text:style-name="P3">Για Κ = 20 το μέσο τετραγωνικό σφάλμα μειώνεται αρκετά και η εικόνα πλησιάζει περισσότερο την αρχική.</text:p>
      <text:p text:style-name="P2"><text:span text:style-name="T1"/></text:p>
      <text:p text:style-name="P3">Για Κ = 100 το μέσο τετραγωνικό σφάλμα είναι αρκετά μικρό με αποτέλεσμα να υπάρχει ελάχιστη διαφορά σε σχέση με την αρχική.</text:p>
      <text:p text:style-name="P2"><text:span text:style-name="T1"/></text:p>
      <text:p text:style-name="P3">Για Κ = 1000 η εικόνα φαίνεται ίδια με την αρχική αφού το μέσο τετραγωνικό σφάλμα είναι πλέων πολύ μικρό. </text:p>
      <text:p text:style-name="P2"><text:span text:style-name="T1"/></text:p>
      <text:p text:style-name="P2"/>
      <text:p text:style-name="P2">Άσκηση #2, Μετασχηματισμός Fourier:<text:span text:style-name="T1"> </text:span></text:p>
      <text:p text:style-name="P2"><text:span text:style-name="T1"/></text:p>
      <text:p text:style-name="P2">Γ) <text:span text:style-name="T2">Η εικόνα έχει αλλοιωθεί σε μεγάλο βαθμό, έχει χαθεί η λεπτομέρεια και εμφανίζονται παραμορφώσεις. </text:span><text:span text:style-name="T3">Αυτό συμβαίνει επειδή αλλάξαμε την φάση της εικόνας με την κατακόρυφ</text:span><text:span text:style-name="T4">α<text:tab/></text:span><text:span text:style-name="T3"> συμμετρική της. </text:span></text:p>
      <text:p text:style-name="P2"><text:span text:style-name="T2"/></text:p>
      <text:p text:style-name="P2"/>
      <text:p text:style-name="P2">Άσκηση #3, Φιλτράρισμα:</text:p>
      <text:p text:style-name="P2"/>
      <text:p text:style-name="P4">Ερώτημα Α: <text:span text:style-name="T1">Για να εντοπιστούν οι λεπτομέρειες στην εικόνα, χρησιμοποιείται η μέθοδος Otsu όπου διαχωρίζει το αντικείμενο με το background. Η αρχική εικόνα ορίζεται στην μεταβλητή girlface. Στη συνέχεια γίνεται ο διαχωρισμός αντικειμένου και backgrοund </text:span><text:span text:style-name="T5">(εκεί που παρατηρούνται μεγάλες αλλαγές στην εικόνα)</text:span><text:span text:style-name="T1"> και με βάση τον διαχωρισμό δημιουργείται μία δυαδική εικόνα ό</text:span><text:span text:style-name="T6">που φαίνονται απομονομένα τα κύρια στοιχεία του αντικειμένου</text:span><text:span text:style-name="T1">.<text:tab/> </text:span></text:p>
      <text:p text:style-name="P4"/>
      <text:p text:style-name="P4">Ερώτημα Β: <text:span text:style-name="T6">Για τον εντοπισμό των περιγραμμάτων των αντικειμένων, χρησιμοποιείται η μέθοδος Canny. Η αρχική εικόνα ορίζεται στην μεταβλητή fruits. Χρησιμοποιείται Gaussian Blur ώστε να έχουμε πιο καθαρό αποτέλεσμα και τελος εφαρμόζεται σε αυτό η μέθοδος Canny για να εντοπιστούν τα περιγράμματα.</text:span></text:p>
      <text:p text:style-name="P4"/>
      <text:p text:style-name="P4"><text:soft-page-break/>Ερώτημα Γ: <text:span text:style-name="T6">Για τον εντοπισμό των λεπτομερειών χρησιμοποιείται η μέθοδος Laplacian. </text:span><text:span text:style-name="T7">Η αρχική εικόνα ορίζεται στην μεταβλητή leaf. Χρησιμοποιείται η μέθοδος Laplacian στο συγκεκριμένο ερώτημα επειδή </text:span></text:p>
      <text:p text:style-name="P5"><text:span text:style-name="T1">είναι η πιο κατάλληλη μέθοδος για να εντοπίσει τις λεπτομέρειες του φύλλου, </text:span><text:span text:style-name="T8">οι οποίες με κάποιο άλλο φίλτρο δεν θα εντοπίζονταν εύκολα</text:span><text:span text:style-name="T1">. </text:span></text:p>
      <text:p text:style-name="P5"><text:span text:style-name="T1"/></text:p>
      <text:p text:style-name="P5"/>
      <text:p text:style-name="P5">Άσκηση #4, Βελτιστοποίηση:</text:p>
      <text:p text:style-name="P5"/>
      <text:p text:style-name="P6">Ερώτημα Α:</text:p>
      <text:p text:style-name="P7"><text:span text:style-name="T9">Εικόνα 1: Για την βελτιστοποίηση της εικόνας 1 χρησιμοποιείται </text:span><text:span text:style-name="T10">Non-local means denoising </text:span><text:span text:style-name="T11">(https://scikit-image.org/docs/0.25.x/auto_examples/filters/plot_nonlocal_means.html)</text:span></text:p>
      <text:p text:style-name="P8"/>
      <text:p text:style-name="P9">Εικόνα 2: Για την βελτιστοποίηση της εικόνας 2 χρησιμοποιείται Median φίλτρο. Αυτό γιατί το Median είναι κατάλληλο για salt &amp; pepper θόρυβο. Το μόνο που κάνουμε, είναι να χρησιμοποιήσουμε την median() ώστε να απομακρύνει τον θόρυβο απο την εικόνα. </text:p>
      <text:p text:style-name="P10"/>
      <text:p text:style-name="P11">Ερώτημα Β:</text:p>
      <text:p text:style-name="P12">Εικόνα 1: Το SSIM για την εικόνα 1 είναι 0.005, που σημαίναι οτι το φίλτρο που χρησιμοποιείται δεν είναι αποτελεσματικό ώστε να αφαιρέσει τον θόρυβο. ( Χρησιμοποίησα και άλλα φίλτρα, όμως το αποτέλεσμα παρέμενε ίδιο, οπότε επέλεξα τυχαία αυτό )</text:p>
      <text:p text:style-name="P12">Εικόνα 2: Το SSIM για την εικόνα 2 είναι 0.8446 που σημαίνει οτι έχει γίνει πολύ καλή αποκατάσταση της εικόνας. </text:p>
      <text:p text:style-name="P11"/>
      <text:p text:style-name="P11"/>
      <text:p text:style-name="P11">Άσκηση #5, Τμηματοποίηση:</text:p>
      <text:p text:style-name="P11"/>
      <text:p text:style-name="P13">Για την τμηματοποίηση χρησιμοποιούμε το μοντέλο YOLO το οποίο βασίζει την εκπαίδευσή του σε αντικείμενα που βρίσκονται στην εικόνα. Αρχικά πρέπει να φορτώσουμε το μοντέλο και την εικόνα που θα αναλύσουμε και χρησιμοποιούμε πάνω της το φίλτρο όπου κάνει και την τμηματοποίηση. <text:span text:style-name="T12">To results επιστρέφει τις περιοχές που έχει εντοπίσει. Στη συνέχεια ψάχνουμε μέσα στο results για αντικείμενα τύπου car και οταν βρούμε ενα τέτοιο αντικείμενο αυξάνουμε την μεταβλητή που μετράει τα αυτοκίνητα και σχεδιάζουμε το bounding box γύρω απο το αντικείμενο car </text:span><text:soft-page-break/><text:span text:style-name="T12">που εντοπίσαμε. Τέλος εμφανίζεται το τελικό αποτέλεσμα, αφού η εικόνα έχει μετατραπεί πρώτα απο BGR σε RGB (αυτό γιατι η cv2 επεξεργάζεται εικόνες BGR και για να εμφανίσουμε με matplotlib χρειαζομαστε RGB).</text:span></text:p>
      <text:p text:style-name="P13"><text:span text:style-name="T13">Στο τελικό αποτέλεσμα, </text:span><text:span text:style-name="T14">επειδη η εικόνα έχει</text:span><text:span text:style-name="T13"> κάποια αμάξια που δεν φαίνονται ολόκληρα, το μοντέλο δεν τα αναγνωρίζει </text:span><text:span text:style-name="T15">με αποτέλεσμα να τα προσπερνάει</text:span><text:span text:style-name="T13">.</text:span><text:span text:style-name="T12"> </text:span><text:s text:c="5"/></text:p>
      <text:p text:style-name="P14"/>
      <text:p text:style-name="P4"><text:span text:style-name="T1"/></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1T17:22:02.015477050</meta:creation-date>
    <dc:date>2025-05-12T14:13:11.448362318</dc:date>
    <meta:editing-duration>PT2H30M58S</meta:editing-duration>
    <meta:editing-cycles>15</meta:editing-cycles>
    <meta:generator>LibreOffice/24.8.6.2$Linux_X86_64 LibreOffice_project/480$Build-2</meta:generator>
    <meta:document-statistic meta:table-count="0" meta:image-count="0" meta:object-count="0" meta:page-count="3" meta:paragraph-count="22" meta:word-count="523" meta:character-count="3496" meta:non-whitespace-character-count="2979"/>
  </office:meta>
</office:document-meta>
</file>